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4000000502CEC5352.png" manifest:media-type="image/png"/>
  <manifest:file-entry manifest:full-path="Pictures/100002010000006C0000004F9E6F55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27cm"/>
    </style:style>
    <style:style style:name="P1" style:family="paragraph">
      <style:paragraph-properties fo:text-align="cente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047cm" svg:height="2.228cm" svg:x="16.953cm" svg:y="1cm">
          <draw:image xlink:href="Pictures/100002010000006C0000004F9E6F5528.png" xlink:type="simple" xlink:show="embed" xlink:actuate="onLoad">
            <text:p/>
          </draw:image>
        </draw:frame>
        <draw:frame draw:style-name="gr1" draw:text-style-name="P1" draw:layer="layout" svg:width="3.245cm" svg:height="1.752cm" svg:x="1cm" svg:y="1.238cm">
          <draw:image xlink:href="Pictures/1000020100000094000000502CEC5352.png" xlink:type="simple" xlink:show="embed" xlink:actuate="onLoad">
            <text:p/>
          </draw:image>
        </draw:frame>
        <draw:frame draw:style-name="gr2" draw:text-style-name="P1" draw:layer="layout" svg:width="11.192cm" svg:height="1.877cm" svg:x="5.054cm" svg:y="1.216cm">
          <draw:text-box>
            <text:p text:style-name="P1"><text:span text:style-name="T1">Tratamiento de Imágenes 2016</text:span></text:p>
            <text:p text:style-name="P1"><text:span text:style-name="T2">Miguel Tasen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6T11:10:53.916541842</dc:date>
    <dc:creator>Tasende Bracco</dc:creator>
    <meta:document-statistic meta:object-count="3"/>
    <meta:generator>LibreOffice/4.2.7.2$Linux_X86_64 LibreOffice_project/420m0$Build-2</meta:generator>
  </office:meta>
</office:document-meta>
</file>